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P6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Introduction</text:span></text:p>
      <text:p text:style-name="P2"><text:span text:style-name="T2_1"><text:tab/></text:span><text:span text:style-name="T2_2">High</text:span><text:span text:style-name="T2_3">-</text:span><text:span text:style-name="T2_4">level</text:span><text:span text:style-name="T2_5"><text:s/></text:span><text:span text:style-name="T2_6">languages</text:span><text:span text:style-name="T2_7"><text:s/>(</text:span><text:span text:style-name="T2_8">high</text:span><text:span text:style-name="T2_9">-</text:span><text:span text:style-name="T2_10">level</text:span><text:span text:style-name="T2_11"><text:s/></text:span><text:span text:style-name="T2_12">languages</text:span><text:span text:style-name="T2_13"><text:s text:c="2"/></text:span><text:span text:style-name="T2_14">include</text:span><text:span text:style-name="T2_15"><text:s/></text:span><text:span text:style-name="T2_16">C</text:span><text:span text:style-name="T2_17">++,<text:s/></text:span><text:span text:style-name="T2_18">Javascript</text:span><text:span text:style-name="T2_19">,<text:s/></text:span><text:span text:style-name="T2_20">etc</text:span><text:span text:style-name="T2_21">)<text:s/></text:span><text:span text:style-name="T2_22">can</text:span><text:span text:style-name="T2_23"><text:s/></text:span><text:span text:style-name="T2_24">be</text:span><text:span text:style-name="T2_25"><text:s/></text:span><text:span text:style-name="T2_26">likened</text:span><text:span text:style-name="T2_27"><text:s/></text:span><text:span text:style-name="T2_28">to</text:span><text:span text:style-name="T2_29"><text:s/></text:span><text:span text:style-name="T2_30">human</text:span><text:span text:style-name="T2_31"><text:s/></text:span><text:span text:style-name="T2_32">languages</text:span><text:span text:style-name="T2_33"><text:s/></text:span><text:span text:style-name="T2_34">as</text:span><text:span text:style-name="T2_35"><text:s/></text:span><text:span text:style-name="T2_36">they</text:span><text:span text:style-name="T2_37"><text:s/></text:span><text:span text:style-name="T2_38">are</text:span><text:span text:style-name="T2_39"><text:s/></text:span><text:span text:style-name="T2_40">made</text:span><text:span text:style-name="T2_41"><text:s/></text:span><text:span text:style-name="T2_42">to</text:span><text:span text:style-name="T2_43"><text:s/></text:span><text:span text:style-name="T2_44">be</text:span><text:span text:style-name="T2_45"><text:s/></text:span><text:span text:style-name="T2_46">easy</text:span><text:span text:style-name="T2_47"><text:s/></text:span><text:span text:style-name="T2_48">for</text:span><text:span text:style-name="T2_49"><text:s/></text:span><text:span text:style-name="T2_50">humans</text:span><text:span text:style-name="T2_51"><text:s/></text:span><text:span text:style-name="T2_52">to</text:span><text:span text:style-name="T2_53"><text:s/></text:span><text:span text:style-name="T2_54">comprehend</text:span><text:span text:style-name="T2_55"><text:s/></text:span><text:span text:style-name="T2_56">and</text:span><text:span text:style-name="T2_57"><text:s/></text:span><text:span text:style-name="T2_58">write</text:span><text:span text:style-name="T2_59"><text:s/></text:span><text:span text:style-name="T2_60">in</text:span><text:span text:style-name="T2_61">.<text:s/></text:span><text:span text:style-name="T2_62">However</text:span><text:span text:style-name="T2_63"><text:s/></text:span><text:span text:style-name="T2_64">since</text:span><text:span text:style-name="T2_65"><text:s/></text:span><text:span text:style-name="T2_66">High</text:span><text:span text:style-name="T2_67">-</text:span><text:span text:style-name="T2_68">level</text:span><text:span text:style-name="T2_69"><text:s/></text:span><text:span text:style-name="T2_70">languages</text:span><text:span text:style-name="T2_71"><text:s/></text:span><text:span text:style-name="T2_72">are</text:span><text:span text:style-name="T2_73"><text:s/></text:span><text:span text:style-name="T2_74">designed</text:span><text:span text:style-name="T2_75"><text:s/></text:span><text:span text:style-name="T2_76">to</text:span><text:span text:style-name="T2_77"><text:s/></text:span><text:span text:style-name="T2_78">be</text:span><text:span text:style-name="T2_79"><text:s/></text:span><text:span text:style-name="T2_80">human</text:span><text:span text:style-name="T2_81"><text:s/></text:span><text:span text:style-name="T2_82">friendly</text:span><text:span text:style-name="T2_83"><text:s/></text:span><text:span text:style-name="T2_84">they</text:span><text:span text:style-name="T2_85"><text:s/></text:span><text:span text:style-name="T2_86">include</text:span><text:span text:style-name="T2_87"><text:s/>“</text:span><text:span text:style-name="T2_88">natural</text:span><text:span text:style-name="T2_89"><text:s/></text:span><text:span text:style-name="T2_90">language</text:span><text:span text:style-name="T2_91">”<text:s/></text:span><text:span text:style-name="T2_92">parts</text:span><text:span text:style-name="T2_93"><text:s/></text:span><text:span text:style-name="T2_94">which</text:span><text:span text:style-name="T2_95"><text:s/></text:span><text:span text:style-name="T2_96">are</text:span><text:span text:style-name="T2_97"><text:s/></text:span><text:span text:style-name="T2_98">too</text:span><text:span text:style-name="T2_99"><text:s/></text:span><text:span text:style-name="T2_100">complex</text:span><text:span text:style-name="T2_101"><text:s/></text:span><text:span text:style-name="T2_102">to</text:span><text:span text:style-name="T2_103"><text:s/></text:span><text:span text:style-name="T2_104">be</text:span><text:span text:style-name="T2_105"><text:s/></text:span><text:span text:style-name="T2_106">executed</text:span><text:span text:style-name="T2_107"><text:s/></text:span><text:span text:style-name="T2_108">by</text:span><text:span text:style-name="T2_109"><text:s/></text:span><text:span text:style-name="T2_110">a</text:span><text:span text:style-name="T2_111"><text:s/></text:span><text:span text:style-name="T2_112">computer</text:span><text:span text:style-name="T2_113">’</text:span><text:span text:style-name="T2_114">s</text:span><text:span text:style-name="T2_115"><text:s/></text:span><text:span text:style-name="T2_116">CPU</text:span><text:span text:style-name="T2_117">.<text:s/></text:span><text:span text:style-name="T2_118">Computers</text:span><text:span text:style-name="T2_119"><text:s/></text:span><text:span text:style-name="T2_120">understand</text:span><text:span text:style-name="T2_121"><text:s/></text:span><text:span text:style-name="T2_122">low</text:span><text:span text:style-name="T2_123"><text:s/></text:span><text:span text:style-name="T2_124">level</text:span><text:span text:style-name="T2_125"><text:s/></text:span><text:span text:style-name="T2_126">languages</text:span><text:span text:style-name="T2_127"><text:s/></text:span><text:span text:style-name="T2_128">so</text:span><text:span text:style-name="T2_129"><text:s/></text:span><text:span text:style-name="T2_130">in</text:span><text:span text:style-name="T2_131"><text:s/></text:span><text:span text:style-name="T2_132">order</text:span><text:span text:style-name="T2_133"><text:s/></text:span><text:span text:style-name="T2_134">for</text:span><text:span text:style-name="T2_135"><text:s/></text:span><text:span text:style-name="T2_136">a</text:span><text:span text:style-name="T2_137"><text:s/></text:span><text:span text:style-name="T2_138">high</text:span><text:span text:style-name="T2_139"><text:s/></text:span><text:span text:style-name="T2_140">level</text:span><text:span text:style-name="T2_141"><text:s/></text:span><text:span text:style-name="T2_142">language</text:span><text:span text:style-name="T2_143"><text:s/></text:span><text:span text:style-name="T2_144">to</text:span><text:span text:style-name="T2_145"><text:s/></text:span><text:span text:style-name="T2_146">be</text:span><text:span text:style-name="T2_147"><text:s/></text:span><text:span text:style-name="T2_148">executed</text:span><text:span text:style-name="T2_149"><text:s/></text:span><text:span text:style-name="T2_150">by</text:span><text:span text:style-name="T2_151"><text:s/></text:span><text:span text:style-name="T2_152">a</text:span><text:span text:style-name="T2_153"><text:s/></text:span><text:span text:style-name="T2_154">computer</text:span><text:span text:style-name="T2_155"><text:s/></text:span><text:span text:style-name="T2_156">it</text:span><text:span text:style-name="T2_157"><text:s/></text:span><text:span text:style-name="T2_158">must</text:span><text:span text:style-name="T2_159"><text:s/></text:span><text:span text:style-name="T2_160">first</text:span><text:span text:style-name="T2_161"><text:s/></text:span><text:span text:style-name="T2_162">be</text:span><text:span text:style-name="T2_163"><text:s/></text:span><text:span text:style-name="T2_164">translated</text:span><text:span text:style-name="T2_165"><text:s/></text:span><text:span text:style-name="T2_166">into</text:span><text:span text:style-name="T2_167"><text:s/></text:span><text:span text:style-name="T2_168">machine</text:span><text:span text:style-name="T2_169">-</text:span><text:span text:style-name="T2_170">language</text:span><text:span text:style-name="T2_171">.<text:s/></text:span></text:p>
      <text:p text:style-name="P3"><text:span text:style-name="T3_1">Compiler</text:span></text:p>
      <text:p text:style-name="P4"><text:span text:style-name="T4_1">A</text:span><text:span text:style-name="T4_2"><text:s/></text:span><text:span text:style-name="T4_3">Compiler</text:span><text:span text:style-name="T4_4"><text:s/></text:span><text:span text:style-name="T4_5">is</text:span><text:span text:style-name="T4_6"><text:s/></text:span><text:span text:style-name="T4_7">a</text:span><text:span text:style-name="T4_8"><text:s/></text:span><text:span text:style-name="T4_9">program</text:span><text:span text:style-name="T4_10"><text:s/></text:span><text:span text:style-name="T4_11">that</text:span><text:span text:style-name="T4_12"><text:s/></text:span><text:span text:style-name="T4_13">takes</text:span><text:span text:style-name="T4_14"><text:s/></text:span><text:span text:style-name="T4_15">a</text:span><text:span text:style-name="T4_16"><text:s/></text:span><text:span text:style-name="T4_17">high</text:span><text:span text:style-name="T4_18">-</text:span><text:span text:style-name="T4_19">language</text:span><text:span text:style-name="T4_20"><text:s/></text:span><text:span text:style-name="T4_21">program</text:span><text:span text:style-name="T4_22"><text:s/></text:span><text:span text:style-name="T4_23">and</text:span><text:span text:style-name="T4_24"><text:s/></text:span><text:span text:style-name="T4_25">converts</text:span><text:span text:style-name="T4_26"><text:s/></text:span><text:span text:style-name="T4_27">it</text:span><text:span text:style-name="T4_28"><text:s/></text:span><text:span text:style-name="T4_29">into</text:span><text:span text:style-name="T4_30"><text:s/></text:span><text:span text:style-name="T4_31">a</text:span><text:span text:style-name="T4_32"><text:s/></text:span><text:span text:style-name="T4_33">more</text:span><text:span text:style-name="T4_34"><text:s/></text:span><text:span text:style-name="T4_35">basic</text:span><text:span text:style-name="T4_36"><text:s/></text:span><text:span text:style-name="T4_37">form</text:span><text:span text:style-name="T4_38"><text:s/></text:span><text:span text:style-name="T4_39">which</text:span><text:span text:style-name="T4_40"><text:s/></text:span><text:span text:style-name="T4_41">can</text:span><text:span text:style-name="T4_42"><text:s/></text:span><text:span text:style-name="T4_43">be</text:span><text:span text:style-name="T4_44"><text:s/></text:span><text:span text:style-name="T4_45">processed</text:span><text:span text:style-name="T4_46"><text:s/></text:span><text:span text:style-name="T4_47">by</text:span><text:span text:style-name="T4_48"><text:s/></text:span><text:span text:style-name="T4_49">specific</text:span><text:span text:style-name="T4_50"><text:s/></text:span><text:span text:style-name="T4_51">machine</text:span><text:span text:style-name="T4_52">-</text:span><text:span text:style-name="T4_53">language</text:span><text:span text:style-name="T4_54"><text:s/></text:span><text:span text:style-name="T4_55">driven</text:span><text:span text:style-name="T4_56"><text:s/></text:span><text:span text:style-name="T4_57">computers</text:span><text:span text:style-name="T4_58">.<text:s/></text:span><text:span text:style-name="T4_59">Essentially</text:span><text:span text:style-name="T4_60"><text:s/></text:span><text:span text:style-name="T4_61">this</text:span><text:span text:style-name="T4_62"><text:s/></text:span><text:span text:style-name="T4_63">bridges</text:span><text:span text:style-name="T4_64"><text:s/></text:span><text:span text:style-name="T4_65">the</text:span><text:span text:style-name="T4_66"><text:s/></text:span><text:span text:style-name="T4_67">language</text:span><text:span text:style-name="T4_68"><text:s/></text:span><text:span text:style-name="T4_69">barrier</text:span><text:span text:style-name="T4_70"><text:s/></text:span><text:span text:style-name="T4_71">between</text:span><text:span text:style-name="T4_72"><text:s/></text:span><text:span text:style-name="T4_73">high</text:span><text:span text:style-name="T4_74">-</text:span><text:span text:style-name="T4_75">language</text:span><text:span text:style-name="T4_76"><text:s/></text:span><text:span text:style-name="T4_77">programs</text:span><text:span text:style-name="T4_78"><text:s/></text:span><text:span text:style-name="T4_79">and</text:span><text:span text:style-name="T4_80"><text:s/></text:span><text:span text:style-name="T4_81">machine</text:span><text:span text:style-name="T4_82">-</text:span><text:span text:style-name="T4_83">language</text:span><text:span text:style-name="T4_84"><text:s/></text:span><text:span text:style-name="T4_85">computers</text:span><text:span text:style-name="T4_86">.<text:s/></text:span><text:span text:style-name="T4_87">Basically</text:span><text:span text:style-name="T4_88">,<text:s/></text:span><text:span text:style-name="T4_89">the</text:span><text:span text:style-name="T4_90"><text:s/></text:span><text:span text:style-name="T4_91">compiler</text:span><text:span text:style-name="T4_92"><text:s/></text:span><text:span text:style-name="T4_93">transforms</text:span><text:span text:style-name="T4_94"><text:s/></text:span><text:span text:style-name="T4_95">the</text:span><text:span text:style-name="T4_96"><text:s/></text:span><text:span text:style-name="T4_97">code</text:span><text:span text:style-name="T4_98"><text:s/></text:span><text:span text:style-name="T4_99">written</text:span><text:span text:style-name="T4_100"><text:s/></text:span><text:span text:style-name="T4_101">into</text:span><text:span text:style-name="T4_102"><text:s/></text:span><text:span text:style-name="T4_103">machine</text:span><text:span text:style-name="T4_104"><text:s/></text:span><text:span text:style-name="T4_105">language</text:span><text:span text:style-name="T4_106"><text:s/></text:span><text:span text:style-name="T4_107">so</text:span><text:span text:style-name="T4_108"><text:s/></text:span><text:span text:style-name="T4_109">that</text:span><text:span text:style-name="T4_110"><text:s/></text:span><text:span text:style-name="T4_111">the</text:span><text:span text:style-name="T4_112"><text:s/></text:span><text:span text:style-name="T4_113">code</text:span><text:span text:style-name="T4_114"><text:s/></text:span><text:span text:style-name="T4_115">can</text:span><text:span text:style-name="T4_116"><text:s/></text:span><text:span text:style-name="T4_117">be</text:span><text:span text:style-name="T4_118"><text:s/></text:span><text:span text:style-name="T4_119">understood</text:span><text:span text:style-name="T4_120">.<text:s/></text:span><text:span text:style-name="T4_121">Once</text:span><text:span text:style-name="T4_122"><text:s/></text:span><text:span text:style-name="T4_123">understood</text:span><text:span text:style-name="T4_124"><text:s/></text:span><text:span text:style-name="T4_125">the</text:span><text:span text:style-name="T4_126"><text:s/></text:span><text:span text:style-name="T4_127">code</text:span><text:span text:style-name="T4_128"><text:s/></text:span><text:span text:style-name="T4_129">compiles</text:span><text:span text:style-name="T4_130"><text:s/></text:span><text:span text:style-name="T4_131">and</text:span><text:span text:style-name="T4_132"><text:s/></text:span><text:span text:style-name="T4_133">outputs</text:span><text:span text:style-name="T4_134"><text:s/></text:span><text:span text:style-name="T4_135">to</text:span><text:span text:style-name="T4_136"><text:s/></text:span><text:span text:style-name="T4_137">screen</text:span><text:span text:style-name="T4_138">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